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Emp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Department</text:p>
          </table:table-cell>
          <table:table-cell office:value-type="string" table:style-name="ce2">
            <text:p>Salary</text:p>
          </table:table-cell>
          <table:table-cell office:value-type="string" table:style-name="ce2">
            <text:p>Start Date</text:p>
          </table:table-cell>
          <table:table-cell office:value-type="string" table:style-name="ce2">
            <text:p>FTE</text:p>
          </table:table-cell>
          <table:table-cell office:value-type="string" table:style-name="ce2">
            <text:p>Employee type</text:p>
          </table:table-cell>
          <table:table-cell office:value-type="string" table:style-name="ce2">
            <text:p>Work location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1">
            <text:p>PR00147</text:p>
          </table:table-cell>
          <table:table-cell office:value-type="string" table:style-name="ce1">
            <text:p>Minerva Ricardo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ULL</text:p>
          </table:table-cell>
          <table:table-cell office:value-type="float" office:value="105468.7" table:style-name="ce1">
            <text:p>105468.7</text:p>
          </table:table-cell>
          <table:table-cell office:value-type="string" table:style-name="ce1">
            <text:p>12-Nov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4686</text:p>
          </table:table-cell>
          <table:table-cell office:value-type="string" table:style-name="ce1">
            <text:p>Oona Dona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88360.79" table:style-name="ce1">
            <text:p>88360.79</text:p>
          </table:table-cell>
          <table:table-cell office:value-type="float" office:value="43710" table:style-name="ce1">
            <text:p>437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4612</text:p>
          </table:table-cell>
          <table:table-cell office:value-type="string" table:style-name="ce1">
            <text:p>Mick Spraberr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85879.23" table:style-name="ce1">
            <text:p>85879.23</text:p>
          </table:table-cell>
          <table:table-cell office:value-type="float" office:value="43902" table:style-name="ce1">
            <text:p>439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803</text:p>
          </table:table-cell>
          <table:table-cell office:value-type="string" table:style-name="ce1">
            <text:p>Freddy Linfor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93128.34" table:style-name="ce1">
            <text:p>93128.34</text:p>
          </table:table-cell>
          <table:table-cell office:value-type="string" table:style-name="ce1">
            <text:p>Mar 5, 20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749</text:p>
          </table:table-cell>
          <table:table-cell office:value-type="string" table:style-name="ce1">
            <text:p>Mackenzie Hanni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57002.02" table:style-name="ce1">
            <text:p>57002.02</text:p>
          </table:table-cell>
          <table:table-cell office:value-type="string" table:style-name="ce1">
            <text:p>2-Apr-18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144</text:p>
          </table:table-cell>
          <table:table-cell office:value-type="string" table:style-name="ce1">
            <text:p>Collen Dunblet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118976.16" table:style-name="ce1">
            <text:p>118976.16</text:p>
          </table:table-cell>
          <table:table-cell office:value-type="string" table:style-name="ce1">
            <text:p>Oct 16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4601</text:p>
          </table:table-cell>
          <table:table-cell office:value-type="string" table:style-name="ce1">
            <text:p>Nananne Gehringer</text:p>
          </table:table-cell>
          <table:table-cell table:style-name="ce1"/>
          <table:table-cell office:value-type="string" table:style-name="ce1">
            <text:p>Support</text:p>
          </table:table-cell>
          <table:table-cell office:value-type="float" office:value="104802.63" table:style-name="ce1">
            <text:p>104802.63</text:p>
          </table:table-cell>
          <table:table-cell office:value-type="float" office:value="44502" table:style-name="ce1">
            <text:p>445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854</text:p>
          </table:table-cell>
          <table:table-cell office:value-type="string" table:style-name="ce1">
            <text:p>Jessica Callc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rketing</text:p>
          </table:table-cell>
          <table:table-cell office:value-type="float" office:value="66017.179999999993" table:style-name="ce1">
            <text:p>66017.18</text:p>
          </table:table-cell>
          <table:table-cell office:value-type="float" office:value="43643" table:style-name="ce1">
            <text:p>43643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612</text:p>
          </table:table-cell>
          <table:table-cell office:value-type="string" table:style-name="ce1">
            <text:p><text:s/>Leena Brucksha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search and Development</text:p>
          </table:table-cell>
          <table:table-cell office:value-type="float" office:value="74279.009999999995" table:style-name="ce1">
            <text:p>74279.01</text:p>
          </table:table-cell>
          <table:table-cell office:value-type="float" office:value="43466" table:style-name="ce1">
            <text:p>434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419</text:p>
          </table:table-cell>
          <table:table-cell office:value-type="string" table:style-name="ce1">
            <text:p>Billi Fellgat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68980.52" table:style-name="ce1">
            <text:p>68980.52</text:p>
          </table:table-cell>
          <table:table-cell office:value-type="float" office:value="43494" table:style-name="ce1">
            <text:p>43494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0578</text:p>
          </table:table-cell>
          <table:table-cell office:value-type="string" table:style-name="ce1">
            <text:p>Magnum Locksle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42314.39" table:style-name="ce1">
            <text:p>42314.39</text:p>
          </table:table-cell>
          <table:table-cell office:value-type="string" table:style-name="ce1">
            <text:p>Oct 18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281</text:p>
          </table:table-cell>
          <table:table-cell office:value-type="string" table:style-name="ce1">
            <text:p>Cletus McGarahan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ngineering</text:p>
          </table:table-cell>
          <table:table-cell office:value-type="float" office:value="114425.19" table:style-name="ce1">
            <text:p>114425.19</text:p>
          </table:table-cell>
          <table:table-cell office:value-type="string" table:style-name="ce1">
            <text:p>27-Jan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4473</text:p>
          </table:table-cell>
          <table:table-cell office:value-type="string" table:style-name="ce1">
            <text:p><text:s/>Wyn Treadg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69192.850000000006" table:style-name="ce1">
            <text:p>69192.85</text:p>
          </table:table-cell>
          <table:table-cell office:value-type="string" table:style-name="ce1">
            <text:p>19-Apr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417</text:p>
          </table:table-cell>
          <table:table-cell office:value-type="string" table:style-name="ce1">
            <text:p>Evangelina Lerga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61214.26" table:style-name="ce1">
            <text:p>61214.26</text:p>
          </table:table-cell>
          <table:table-cell office:value-type="string" table:style-name="ce1">
            <text:p>12-Mar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691</text:p>
          </table:table-cell>
          <table:table-cell office:value-type="string" table:style-name="ce1">
            <text:p>Verla Timmi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54137.05" table:style-name="ce1">
            <text:p>54137.05</text:p>
          </table:table-cell>
          <table:table-cell office:value-type="string" table:style-name="ce1">
            <text:p>25-Oct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214</text:p>
          </table:table-cell>
          <table:table-cell office:value-type="string" table:style-name="ce1">
            <text:p>Jo-anne Gobeau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37902.35" table:style-name="ce1">
            <text:p>37902.35</text:p>
          </table:table-cell>
          <table:table-cell office:value-type="string" table:style-name="ce1">
            <text:p>Dec 24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539</text:p>
          </table:table-cell>
          <table:table-cell office:value-type="string" table:style-name="ce1">
            <text:p>Devinne Tun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39969.72" table:style-name="ce1">
            <text:p>39969.72</text:p>
          </table:table-cell>
          <table:table-cell office:value-type="string" table:style-name="ce1">
            <text:p>10-Dec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4598</text:p>
          </table:table-cell>
          <table:table-cell office:value-type="string" table:style-name="ce1">
            <text:p>Pearla <text:s/>Beteris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69913.39" table:style-name="ce1">
            <text:p>69913.39</text:p>
          </table:table-cell>
          <table:table-cell office:value-type="float" office:value="43584" table:style-name="ce1">
            <text:p>435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464</text:p>
          </table:table-cell>
          <table:table-cell office:value-type="string" table:style-name="ce1">
            <text:p>Maritsa Marusi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search and Development</text:p>
          </table:table-cell>
          <table:table-cell office:value-type="float" office:value="52748.63" table:style-name="ce1">
            <text:p>52748.63</text:p>
          </table:table-cell>
          <table:table-cell office:value-type="string" table:style-name="ce1">
            <text:p>27-Jan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893</text:p>
          </table:table-cell>
          <table:table-cell office:value-type="string" table:style-name="ce1">
            <text:p>Daisie McNeic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50310.09" table:style-name="ce1">
            <text:p>50310.09</text:p>
          </table:table-cell>
          <table:table-cell office:value-type="float" office:value="44285" table:style-name="ce1">
            <text:p>44285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882</text:p>
          </table:table-cell>
          <table:table-cell office:value-type="string" table:style-name="ce1">
            <text:p><text:s/>Jill Ships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52963.65" table:style-name="ce1">
            <text:p>52963.65</text:p>
          </table:table-cell>
          <table:table-cell office:value-type="float" office:value="44288" table:style-name="ce1">
            <text:p>44288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445</text:p>
          </table:table-cell>
          <table:table-cell office:value-type="string" table:style-name="ce1">
            <text:p>Myrle Prandoni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62195.47" table:style-name="ce1">
            <text:p>62195.47</text:p>
          </table:table-cell>
          <table:table-cell office:value-type="string" table:style-name="ce1">
            <text:p>26-Aug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416</text:p>
          </table:table-cell>
          <table:table-cell office:value-type="string" table:style-name="ce1">
            <text:p>Seward Kubera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43329.22" table:style-name="ce1">
            <text:p>43329.22</text:p>
          </table:table-cell>
          <table:table-cell office:value-type="float" office:value="43809" table:style-name="ce1">
            <text:p>43809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890</text:p>
          </table:table-cell>
          <table:table-cell office:value-type="string" table:style-name="ce1">
            <text:p>Dean Biggam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71570.990000000005" table:style-name="ce1">
            <text:p>71570.99</text:p>
          </table:table-cell>
          <table:table-cell office:value-type="string" table:style-name="ce1">
            <text:p>22-Feb-21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137</text:p>
          </table:table-cell>
          <table:table-cell office:value-type="string" table:style-name="ce1">
            <text:p>Marissa Infante</text:p>
          </table:table-cell>
          <table:table-cell table:style-name="ce1"/>
          <table:table-cell office:value-type="string" table:style-name="ce1">
            <text:p>Training</text:p>
          </table:table-cell>
          <table:table-cell office:value-type="float" office:value="78840.23" table:style-name="ce1">
            <text:p>78840.23</text:p>
          </table:table-cell>
          <table:table-cell office:value-type="float" office:value="43633" table:style-name="ce1">
            <text:p>436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603</text:p>
          </table:table-cell>
          <table:table-cell office:value-type="string" table:style-name="ce1">
            <text:p>Daisie Dahlma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61994.76" table:style-name="ce1">
            <text:p>61994.76</text:p>
          </table:table-cell>
          <table:table-cell office:value-type="float" office:value="43794" table:style-name="ce1">
            <text:p>43794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158</text:p>
          </table:table-cell>
          <table:table-cell office:value-type="string" table:style-name="ce1">
            <text:p>Danica Naysh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89690.38" table:style-name="ce1">
            <text:p>89690.38</text:p>
          </table:table-cell>
          <table:table-cell office:value-type="float" office:value="43206" table:style-name="ce1">
            <text:p>432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288</text:p>
          </table:table-cell>
          <table:table-cell office:value-type="string" table:style-name="ce1">
            <text:p>Althea <text:s/>Brong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04335.03999999999" table:style-name="ce1">
            <text:p>104335.04</text:p>
          </table:table-cell>
          <table:table-cell office:value-type="float" office:value="43874" table:style-name="ce1">
            <text:p>438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849</text:p>
          </table:table-cell>
          <table:table-cell office:value-type="string" table:style-name="ce1">
            <text:p>Leonidas Cavan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52246.29" table:style-name="ce1">
            <text:p>52246.29</text:p>
          </table:table-cell>
          <table:table-cell office:value-type="string" table:style-name="ce1">
            <text:p>18-Apr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395</text:p>
          </table:table-cell>
          <table:table-cell office:value-type="string" table:style-name="ce1">
            <text:p>Dennison Crosswait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90697.67" table:style-name="ce1">
            <text:p>90697.67</text:p>
          </table:table-cell>
          <table:table-cell office:value-type="float" office:value="44221" table:style-name="ce1">
            <text:p>44221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559</text:p>
          </table:table-cell>
          <table:table-cell office:value-type="string" table:style-name="ce1">
            <text:p>Aldrich <text:s/>Glenn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90884.32" table:style-name="ce1">
            <text:p>90884.32</text:p>
          </table:table-cell>
          <table:table-cell office:value-type="string" table:style-name="ce1">
            <text:p>27-Dec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627</text:p>
          </table:table-cell>
          <table:table-cell office:value-type="string" table:style-name="ce1">
            <text:p>Yvette <text:s/>Bet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76320.44" table:style-name="ce1">
            <text:p>76320.44</text:p>
          </table:table-cell>
          <table:table-cell office:value-type="float" office:value="44383" table:style-name="ce1">
            <text:p>44383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537</text:p>
          </table:table-cell>
          <table:table-cell office:value-type="string" table:style-name="ce1">
            <text:p>Renaldo Thomassi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73360.38" table:style-name="ce1">
            <text:p>73360.38</text:p>
          </table:table-cell>
          <table:table-cell office:value-type="float" office:value="43972" table:style-name="ce1">
            <text:p>439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951</text:p>
          </table:table-cell>
          <table:table-cell office:value-type="string" table:style-name="ce1">
            <text:p>Aloise MacCathay<text:s/>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string" table:style-name="ce1">
            <text:p>Aug 12, 2020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662</text:p>
          </table:table-cell>
          <table:table-cell office:value-type="string" table:style-name="ce1">
            <text:p>Genevra Frida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50449.46" table:style-name="ce1">
            <text:p>50449.46</text:p>
          </table:table-cell>
          <table:table-cell office:value-type="string" table:style-name="ce1">
            <text:p>14-Nov-18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313</text:p>
          </table:table-cell>
          <table:table-cell office:value-type="string" table:style-name="ce1">
            <text:p>Thekla Lynnet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53949.26" table:style-name="ce1">
            <text:p>53949.26</text:p>
          </table:table-cell>
          <table:table-cell office:value-type="float" office:value="43808" table:style-name="ce1">
            <text:p>438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620</text:p>
          </table:table-cell>
          <table:table-cell office:value-type="string" table:style-name="ce1">
            <text:p>Westbrook Brandi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113616.23" table:style-name="ce1">
            <text:p>113616.23</text:p>
          </table:table-cell>
          <table:table-cell office:value-type="float" office:value="43255" table:style-name="ce1">
            <text:p>432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681</text:p>
          </table:table-cell>
          <table:table-cell office:value-type="string" table:style-name="ce1">
            <text:p>Nickolai <text:s/>Arti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110906.35" table:style-name="ce1">
            <text:p>110906.35</text:p>
          </table:table-cell>
          <table:table-cell office:value-type="string" table:style-name="ce1">
            <text:p>Nov 30, 20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246</text:p>
          </table:table-cell>
          <table:table-cell office:value-type="string" table:style-name="ce1">
            <text:p>Shaylyn Ransbury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100371.31" table:style-name="ce1">
            <text:p>100371.31</text:p>
          </table:table-cell>
          <table:table-cell office:value-type="float" office:value="44067" table:style-name="ce1">
            <text:p>44067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570</text:p>
          </table:table-cell>
          <table:table-cell office:value-type="string" table:style-name="ce1">
            <text:p>Grady Rochel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69163.39" table:style-name="ce1">
            <text:p>69163.39</text:p>
          </table:table-cell>
          <table:table-cell office:value-type="float" office:value="43397" table:style-name="ce1">
            <text:p>433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801</text:p>
          </table:table-cell>
          <table:table-cell office:value-type="string" table:style-name="ce1">
            <text:p>Shellysheldon Mahad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114691.03" table:style-name="ce1">
            <text:p>114691.03</text:p>
          </table:table-cell>
          <table:table-cell office:value-type="string" table:style-name="ce1">
            <text:p>27-Jul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177</text:p>
          </table:table-cell>
          <table:table-cell office:value-type="string" table:style-name="ce1">
            <text:p>Riccardo Haga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86556.96" table:style-name="ce1">
            <text:p>86556.96</text:p>
          </table:table-cell>
          <table:table-cell office:value-type="string" table:style-name="ce1">
            <text:p>30-Sep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740</text:p>
          </table:table-cell>
          <table:table-cell office:value-type="string" table:style-name="ce1">
            <text:p>Ginger <text:s/>My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31172.77" table:style-name="ce1">
            <text:p>31172.77</text:p>
          </table:table-cell>
          <table:table-cell office:value-type="string" table:style-name="ce1">
            <text:p>19-Jul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876</text:p>
          </table:table-cell>
          <table:table-cell office:value-type="string" table:style-name="ce1">
            <text:p>Aileen McCritchi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80169.42" table:style-name="ce1">
            <text:p>80169.42</text:p>
          </table:table-cell>
          <table:table-cell office:value-type="string" table:style-name="ce1">
            <text:p>10-Aug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313</text:p>
          </table:table-cell>
          <table:table-cell office:value-type="string" table:style-name="ce1">
            <text:p>Thekla Lynnet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53949.26" table:style-name="ce1">
            <text:p>53949.26</text:p>
          </table:table-cell>
          <table:table-cell office:value-type="float" office:value="43808" table:style-name="ce1">
            <text:p>438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988</text:p>
          </table:table-cell>
          <table:table-cell office:value-type="string" table:style-name="ce1">
            <text:p>Oby Sorr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58935.92" table:style-name="ce1">
            <text:p>58935.92</text:p>
          </table:table-cell>
          <table:table-cell office:value-type="string" table:style-name="ce1">
            <text:p>9-Sep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227</text:p>
          </table:table-cell>
          <table:table-cell office:value-type="string" table:style-name="ce1">
            <text:p>Lincoln Cor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63555.73" table:style-name="ce1">
            <text:p>63555.73</text:p>
          </table:table-cell>
          <table:table-cell office:value-type="string" table:style-name="ce1">
            <text:p>24-Nov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092</text:p>
          </table:table-cell>
          <table:table-cell office:value-type="string" table:style-name="ce1">
            <text:p>Tabby <text:s/>Asta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57419.35" table:style-name="ce1">
            <text:p>57419.35</text:p>
          </table:table-cell>
          <table:table-cell office:value-type="float" office:value="43305" table:style-name="ce1">
            <text:p>433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169</text:p>
          </table:table-cell>
          <table:table-cell office:value-type="string" table:style-name="ce1">
            <text:p>Doe Cluble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67818.14" table:style-name="ce1">
            <text:p>67818.14</text:p>
          </table:table-cell>
          <table:table-cell office:value-type="string" table:style-name="ce1">
            <text:p>Nov 2, 2018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402</text:p>
          </table:table-cell>
          <table:table-cell office:value-type="string" table:style-name="ce1">
            <text:p>Julietta Culros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ULL</text:p>
          </table:table-cell>
          <table:table-cell office:value-type="float" office:value="44403.77" table:style-name="ce1">
            <text:p>44403.77</text:p>
          </table:table-cell>
          <table:table-cell office:value-type="float" office:value="43416" table:style-name="ce1">
            <text:p>434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360</text:p>
          </table:table-cell>
          <table:table-cell office:value-type="string" table:style-name="ce1">
            <text:p>Orlando Gorstidge<text:s/>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40753.54" table:style-name="ce1">
            <text:p>40753.54</text:p>
          </table:table-cell>
          <table:table-cell office:value-type="float" office:value="43152" table:style-name="ce1">
            <text:p>43152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208</text:p>
          </table:table-cell>
          <table:table-cell office:value-type="string" table:style-name="ce1">
            <text:p>Vernor Atyea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102934.09" table:style-name="ce1">
            <text:p>102934.09</text:p>
          </table:table-cell>
          <table:table-cell office:value-type="string" table:style-name="ce1">
            <text:p>29-Apr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637</text:p>
          </table:table-cell>
          <table:table-cell office:value-type="string" table:style-name="ce1">
            <text:p><text:s/>Joaquin McVitt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68860.399999999994" table:style-name="ce1">
            <text:p>68860.4</text:p>
          </table:table-cell>
          <table:table-cell office:value-type="float" office:value="43508" table:style-name="ce1">
            <text:p>43508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210</text:p>
          </table:table-cell>
          <table:table-cell office:value-type="string" table:style-name="ce1">
            <text:p>Kellsie Wab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79567.69" table:style-name="ce1">
            <text:p>79567.69</text:p>
          </table:table-cell>
          <table:table-cell office:value-type="float" office:value="43272" table:style-name="ce1">
            <text:p>432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844</text:p>
          </table:table-cell>
          <table:table-cell office:value-type="string" table:style-name="ce1">
            <text:p>Brose MacCorkel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35943.620000000003" table:style-name="ce1">
            <text:p>35943.62</text:p>
          </table:table-cell>
          <table:table-cell office:value-type="float" office:value="44078" table:style-name="ce1">
            <text:p>440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093</text:p>
          </table:table-cell>
          <table:table-cell office:value-type="string" table:style-name="ce1">
            <text:p>Ewart Hov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116767.63" table:style-name="ce1">
            <text:p>116767.63</text:p>
          </table:table-cell>
          <table:table-cell office:value-type="float" office:value="43949" table:style-name="ce1">
            <text:p>43949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246</text:p>
          </table:table-cell>
          <table:table-cell office:value-type="string" table:style-name="ce1">
            <text:p>Matias Cormack<text:s/>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search and Development</text:p>
          </table:table-cell>
          <table:table-cell office:value-type="float" office:value="85455.53" table:style-name="ce1">
            <text:p>85455.53</text:p>
          </table:table-cell>
          <table:table-cell office:value-type="float" office:value="43839" table:style-name="ce1">
            <text:p>438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032</text:p>
          </table:table-cell>
          <table:table-cell office:value-type="string" table:style-name="ce1">
            <text:p>Debera Gow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39700.82" table:style-name="ce1">
            <text:p>39700.82</text:p>
          </table:table-cell>
          <table:table-cell office:value-type="float" office:value="44203" table:style-name="ce1">
            <text:p>44203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914</text:p>
          </table:table-cell>
          <table:table-cell office:value-type="string" table:style-name="ce1">
            <text:p>Ansley Goun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38438.239999999998" table:style-name="ce1">
            <text:p>38438.24</text:p>
          </table:table-cell>
          <table:table-cell office:value-type="string" table:style-name="ce1">
            <text:p>May 11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525</text:p>
          </table:table-cell>
          <table:table-cell office:value-type="string" table:style-name="ce1">
            <text:p>Mickie Dagwe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50855.53" table:style-name="ce1">
            <text:p>50855.53</text:p>
          </table:table-cell>
          <table:table-cell office:value-type="string" table:style-name="ce1">
            <text:p>Jan 25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667</text:p>
          </table:table-cell>
          <table:table-cell office:value-type="string" table:style-name="ce1">
            <text:p>Lizzie Mullall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-Sep-19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782</text:p>
          </table:table-cell>
          <table:table-cell office:value-type="string" table:style-name="ce1">
            <text:p>Isaak Rawn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37362.300000000003" table:style-name="ce1">
            <text:p>37362.3</text:p>
          </table:table-cell>
          <table:table-cell office:value-type="string" table:style-name="ce1">
            <text:p>26-Jun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331</text:p>
          </table:table-cell>
          <table:table-cell office:value-type="string" table:style-name="ce1">
            <text:p>Crawford Scad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72876.91" table:style-name="ce1">
            <text:p>72876.91</text:p>
          </table:table-cell>
          <table:table-cell office:value-type="string" table:style-name="ce1">
            <text:p>27-May-19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249</text:p>
          </table:table-cell>
          <table:table-cell office:value-type="string" table:style-name="ce1">
            <text:p>Brendan <text:s/>Edgell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31042.51" table:style-name="ce1">
            <text:p>31042.51</text:p>
          </table:table-cell>
          <table:table-cell office:value-type="float" office:value="44473" table:style-name="ce1">
            <text:p>44473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576</text:p>
          </table:table-cell>
          <table:table-cell office:value-type="string" table:style-name="ce1">
            <text:p>Lion <text:s/>Adcock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63705.4" table:style-name="ce1">
            <text:p>63705.4</text:p>
          </table:table-cell>
          <table:table-cell office:value-type="float" office:value="43682" table:style-name="ce1">
            <text:p>436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260</text:p>
          </table:table-cell>
          <table:table-cell office:value-type="string" table:style-name="ce1">
            <text:p>Rhiamon Mollis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59434.18" table:style-name="ce1">
            <text:p>59434.18</text:p>
          </table:table-cell>
          <table:table-cell office:value-type="string" table:style-name="ce1">
            <text:p>10-Apr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883</text:p>
          </table:table-cell>
          <table:table-cell office:value-type="string" table:style-name="ce1">
            <text:p>Iain Wibur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84762.76" table:style-name="ce1">
            <text:p>84762.76</text:p>
          </table:table-cell>
          <table:table-cell office:value-type="float" office:value="43332" table:style-name="ce1">
            <text:p>433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024</text:p>
          </table:table-cell>
          <table:table-cell office:value-type="string" table:style-name="ce1">
            <text:p>Inge Cre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69057.320000000007" table:style-name="ce1">
            <text:p>69057.32</text:p>
          </table:table-cell>
          <table:table-cell office:value-type="float" office:value="43390" table:style-name="ce1">
            <text:p>433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428</text:p>
          </table:table-cell>
          <table:table-cell office:value-type="string" table:style-name="ce1">
            <text:p>Tadio Audritt</text:p>
          </table:table-cell>
          <table:table-cell table:style-name="ce1"/>
          <table:table-cell office:value-type="string" table:style-name="ce1">
            <text:p>Human Resources</text:p>
          </table:table-cell>
          <table:table-cell office:value-type="float" office:value="99448.78" table:style-name="ce1">
            <text:p>99448.78</text:p>
          </table:table-cell>
          <table:table-cell office:value-type="string" table:style-name="ce1">
            <text:p>8-Jan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350</text:p>
          </table:table-cell>
          <table:table-cell office:value-type="string" table:style-name="ce1">
            <text:p>Felice McMurt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66865.490000000005" table:style-name="ce1">
            <text:p>66865.49</text:p>
          </table:table-cell>
          <table:table-cell office:value-type="string" table:style-name="ce1">
            <text:p>18-Feb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421</text:p>
          </table:table-cell>
          <table:table-cell office:value-type="string" table:style-name="ce1">
            <text:p>Alic Bagg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113747.56" table:style-name="ce1">
            <text:p>113747.56</text:p>
          </table:table-cell>
          <table:table-cell office:value-type="string" table:style-name="ce1">
            <text:p>15-Mar-21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346</text:p>
          </table:table-cell>
          <table:table-cell office:value-type="string" table:style-name="ce1">
            <text:p>Adolph McNall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85918.61" table:style-name="ce1">
            <text:p>85918.61</text:p>
          </table:table-cell>
          <table:table-cell office:value-type="string" table:style-name="ce1">
            <text:p>5-Feb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118</text:p>
          </table:table-cell>
          <table:table-cell office:value-type="string" table:style-name="ce1">
            <text:p>Northrop Rei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ULL</text:p>
          </table:table-cell>
          <table:table-cell office:value-type="float" office:value="51165.37" table:style-name="ce1">
            <text:p>51165.37</text:p>
          </table:table-cell>
          <table:table-cell office:value-type="string" table:style-name="ce1">
            <text:p>10-Feb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210</text:p>
          </table:table-cell>
          <table:table-cell office:value-type="string" table:style-name="ce1">
            <text:p>Marquita Liquorish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table:style-name="ce1"/>
          <table:table-cell office:value-type="float" office:value="44011" table:style-name="ce1">
            <text:p>440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496</text:p>
          </table:table-cell>
          <table:table-cell office:value-type="string" table:style-name="ce1">
            <text:p>Anjanette Ferre</text:p>
          </table:table-cell>
          <table:table-cell table:style-name="ce1"/>
          <table:table-cell office:value-type="string" table:style-name="ce1">
            <text:p>Human Resources</text:p>
          </table:table-cell>
          <table:table-cell office:value-type="float" office:value="67957.899999999994" table:style-name="ce1">
            <text:p>67957.9</text:p>
          </table:table-cell>
          <table:table-cell office:value-type="float" office:value="43430" table:style-name="ce1">
            <text:p>434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491</text:p>
          </table:table-cell>
          <table:table-cell office:value-type="string" table:style-name="ce1">
            <text:p>Alexis Gotfr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114465.93" table:style-name="ce1">
            <text:p>114465.93</text:p>
          </table:table-cell>
          <table:table-cell office:value-type="float" office:value="43291" table:style-name="ce1">
            <text:p>432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980</text:p>
          </table:table-cell>
          <table:table-cell office:value-type="string" table:style-name="ce1">
            <text:p><text:s/>Kath Bletso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65699.02" table:style-name="ce1">
            <text:p>65699.02</text:p>
          </table:table-cell>
          <table:table-cell office:value-type="string" table:style-name="ce1">
            <text:p>30-Apr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307</text:p>
          </table:table-cell>
          <table:table-cell office:value-type="string" table:style-name="ce1">
            <text:p>Tallie Chaikovski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83191.95" table:style-name="ce1">
            <text:p>83191.95</text:p>
          </table:table-cell>
          <table:table-cell office:value-type="float" office:value="43700" table:style-name="ce1">
            <text:p>43700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058</text:p>
          </table:table-cell>
          <table:table-cell office:value-type="string" table:style-name="ce1">
            <text:p>Bari Toffa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06775.14" table:style-name="ce1">
            <text:p>106775.14</text:p>
          </table:table-cell>
          <table:table-cell office:value-type="float" office:value="43563" table:style-name="ce1">
            <text:p>435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993</text:p>
          </table:table-cell>
          <table:table-cell office:value-type="string" table:style-name="ce1">
            <text:p>Dulce Colbeck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83396.5" table:style-name="ce1">
            <text:p>83396.5</text:p>
          </table:table-cell>
          <table:table-cell office:value-type="string" table:style-name="ce1">
            <text:p>30-Mar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663</text:p>
          </table:table-cell>
          <table:table-cell office:value-type="string" table:style-name="ce1">
            <text:p>Ignacius Los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28481.16" table:style-name="ce1">
            <text:p>28481.16</text:p>
          </table:table-cell>
          <table:table-cell office:value-type="string" table:style-name="ce1">
            <text:p>1-Feb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034</text:p>
          </table:table-cell>
          <table:table-cell office:value-type="string" table:style-name="ce1">
            <text:p>Estell Kingsland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32192.15" table:style-name="ce1">
            <text:p>32192.15</text:p>
          </table:table-cell>
          <table:table-cell office:value-type="string" table:style-name="ce1">
            <text:p>4-Oct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159</text:p>
          </table:table-cell>
          <table:table-cell office:value-type="string" table:style-name="ce1">
            <text:p>Mollie <text:s/>Hanwa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ULL</text:p>
          </table:table-cell>
          <table:table-cell office:value-type="float" office:value="112645.99" table:style-name="ce1">
            <text:p>112645.99</text:p>
          </table:table-cell>
          <table:table-cell office:value-type="string" table:style-name="ce1">
            <text:p>21-Oct-19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476</text:p>
          </table:table-cell>
          <table:table-cell office:value-type="string" table:style-name="ce1">
            <text:p>Inger Andriveaux</text:p>
          </table:table-cell>
          <table:table-cell table:style-name="ce1"/>
          <table:table-cell office:value-type="string" table:style-name="ce1">
            <text:p>Accounting</text:p>
          </table:table-cell>
          <table:table-cell office:value-type="float" office:value="107107.6" table:style-name="ce1">
            <text:p>107107.6</text:p>
          </table:table-cell>
          <table:table-cell office:value-type="string" table:style-name="ce1">
            <text:p>13-Aug-18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4380</text:p>
          </table:table-cell>
          <table:table-cell office:value-type="string" table:style-name="ce1">
            <text:p>Van Tuxwel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80695.740000000005" table:style-name="ce1">
            <text:p>80695.74</text:p>
          </table:table-cell>
          <table:table-cell office:value-type="string" table:style-name="ce1">
            <text:p>18-Nov-19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182</text:p>
          </table:table-cell>
          <table:table-cell office:value-type="string" table:style-name="ce1">
            <text:p>Camilla Cast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75475.929999999993" table:style-name="ce1">
            <text:p>75475.93</text:p>
          </table:table-cell>
          <table:table-cell office:value-type="string" table:style-name="ce1">
            <text:p>Nov 25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523</text:p>
          </table:table-cell>
          <table:table-cell office:value-type="string" table:style-name="ce1">
            <text:p>Charmane Heisterman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86558.58" table:style-name="ce1">
            <text:p>86558.58</text:p>
          </table:table-cell>
          <table:table-cell office:value-type="string" table:style-name="ce1">
            <text:p>26-Feb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916</text:p>
          </table:table-cell>
          <table:table-cell office:value-type="string" table:style-name="ce1">
            <text:p>Inger Chapelhow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84309.95" table:style-name="ce1">
            <text:p>84309.95</text:p>
          </table:table-cell>
          <table:table-cell office:value-type="float" office:value="44501" table:style-name="ce1">
            <text:p>445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211</text:p>
          </table:table-cell>
          <table:table-cell office:value-type="string" table:style-name="ce1">
            <text:p>Enoch Dowr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91645.04" table:style-name="ce1">
            <text:p>91645.04</text:p>
          </table:table-cell>
          <table:table-cell office:value-type="float" office:value="44223" table:style-name="ce1">
            <text:p>442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684</text:p>
          </table:table-cell>
          <table:table-cell office:value-type="string" table:style-name="ce1">
            <text:p>Audry Yu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101187.36" table:style-name="ce1">
            <text:p>101187.36</text:p>
          </table:table-cell>
          <table:table-cell office:value-type="float" office:value="43258" table:style-name="ce1">
            <text:p>432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876</text:p>
          </table:table-cell>
          <table:table-cell office:value-type="string" table:style-name="ce1">
            <text:p>Aileen McCritchi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80169.42" table:style-name="ce1">
            <text:p>80169.42</text:p>
          </table:table-cell>
          <table:table-cell office:value-type="string" table:style-name="ce1">
            <text:p>10-Aug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740</text:p>
          </table:table-cell>
          <table:table-cell office:value-type="string" table:style-name="ce1">
            <text:p>Tristam Cumin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104038.9" table:style-name="ce1">
            <text:p>104038.9</text:p>
          </table:table-cell>
          <table:table-cell office:value-type="float" office:value="43815" table:style-name="ce1">
            <text:p>438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575</text:p>
          </table:table-cell>
          <table:table-cell office:value-type="string" table:style-name="ce1">
            <text:p>Janina Wolvers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99683.67" table:style-name="ce1">
            <text:p>99683.67</text:p>
          </table:table-cell>
          <table:table-cell office:value-type="string" table:style-name="ce1">
            <text:p>4-Feb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984</text:p>
          </table:table-cell>
          <table:table-cell office:value-type="string" table:style-name="ce1">
            <text:p>Dell Mollo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47362.62" table:style-name="ce1">
            <text:p>47362.62</text:p>
          </table:table-cell>
          <table:table-cell office:value-type="string" table:style-name="ce1">
            <text:p>22-May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095</text:p>
          </table:table-cell>
          <table:table-cell office:value-type="string" table:style-name="ce1">
            <text:p>Ardella Dymen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70649.460000000006" table:style-name="ce1">
            <text:p>70649.46</text:p>
          </table:table-cell>
          <table:table-cell office:value-type="string" table:style-name="ce1">
            <text:p>13-Jan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546</text:p>
          </table:table-cell>
          <table:table-cell office:value-type="string" table:style-name="ce1">
            <text:p>Alexandros Rackle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75733.740000000005" table:style-name="ce1">
            <text:p>75733.74</text:p>
          </table:table-cell>
          <table:table-cell office:value-type="string" table:style-name="ce1">
            <text:p>Jul 5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374</text:p>
          </table:table-cell>
          <table:table-cell office:value-type="string" table:style-name="ce1">
            <text:p>Delphine Jewi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71823.56" table:style-name="ce1">
            <text:p>71823.56</text:p>
          </table:table-cell>
          <table:table-cell office:value-type="string" table:style-name="ce1">
            <text:p>Oct 1, 2018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450</text:p>
          </table:table-cell>
          <table:table-cell office:value-type="string" table:style-name="ce1">
            <text:p><text:s/>Louise Lammin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41934.71" table:style-name="ce1">
            <text:p>41934.71</text:p>
          </table:table-cell>
          <table:table-cell office:value-type="float" office:value="43943" table:style-name="ce1">
            <text:p>439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804</text:p>
          </table:table-cell>
          <table:table-cell office:value-type="string" table:style-name="ce1">
            <text:p>Vere Kuli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66572.58" table:style-name="ce1">
            <text:p>66572.58</text:p>
          </table:table-cell>
          <table:table-cell office:value-type="string" table:style-name="ce1">
            <text:p>28-Dec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4488</text:p>
          </table:table-cell>
          <table:table-cell office:value-type="string" table:style-name="ce1">
            <text:p>Yanaton Woost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76932.600000000006" table:style-name="ce1">
            <text:p>76932.6</text:p>
          </table:table-cell>
          <table:table-cell office:value-type="string" table:style-name="ce1">
            <text:p>28-Jan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735</text:p>
          </table:table-cell>
          <table:table-cell office:value-type="string" table:style-name="ce1">
            <text:p>Caresa Christ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59258.19" table:style-name="ce1">
            <text:p>59258.19</text:p>
          </table:table-cell>
          <table:table-cell office:value-type="float" office:value="43452" table:style-name="ce1">
            <text:p>43452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893</text:p>
          </table:table-cell>
          <table:table-cell office:value-type="string" table:style-name="ce1">
            <text:p>Lindy Guille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112778.28" table:style-name="ce1">
            <text:p>112778.28</text:p>
          </table:table-cell>
          <table:table-cell office:value-type="float" office:value="43250" table:style-name="ce1">
            <text:p>432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223</text:p>
          </table:table-cell>
          <table:table-cell office:value-type="string" table:style-name="ce1">
            <text:p><text:s/>Pippy Shepper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44845.33" table:style-name="ce1">
            <text:p>44845.33</text:p>
          </table:table-cell>
          <table:table-cell office:value-type="string" table:style-name="ce1">
            <text:p>26-Jun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010</text:p>
          </table:table-cell>
          <table:table-cell office:value-type="string" table:style-name="ce1">
            <text:p>Eilis Pavlasek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15191.38" table:style-name="ce1">
            <text:p>115191.38</text:p>
          </table:table-cell>
          <table:table-cell office:value-type="float" office:value="44004" table:style-name="ce1">
            <text:p>440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498</text:p>
          </table:table-cell>
          <table:table-cell office:value-type="string" table:style-name="ce1">
            <text:p>Amery Of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111049.84" table:style-name="ce1">
            <text:p>111049.84</text:p>
          </table:table-cell>
          <table:table-cell office:value-type="float" office:value="44393" table:style-name="ce1">
            <text:p>443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113</text:p>
          </table:table-cell>
          <table:table-cell office:value-type="string" table:style-name="ce1">
            <text:p>Beverie Moffe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75974.990000000005" table:style-name="ce1">
            <text:p>75974.99</text:p>
          </table:table-cell>
          <table:table-cell office:value-type="string" table:style-name="ce1">
            <text:p>7-Dec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727</text:p>
          </table:table-cell>
          <table:table-cell office:value-type="string" table:style-name="ce1">
            <text:p>Dulsea Folk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42161.77" table:style-name="ce1">
            <text:p>42161.77</text:p>
          </table:table-cell>
          <table:table-cell office:value-type="string" table:style-name="ce1">
            <text:p>Jan 29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697</text:p>
          </table:table-cell>
          <table:table-cell office:value-type="string" table:style-name="ce1">
            <text:p>Frasier Stra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71371.37" table:style-name="ce1">
            <text:p>71371.37</text:p>
          </table:table-cell>
          <table:table-cell office:value-type="float" office:value="43392" table:style-name="ce1">
            <text:p>433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519</text:p>
          </table:table-cell>
          <table:table-cell office:value-type="string" table:style-name="ce1">
            <text:p>Caron Kolakovi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49915.14" table:style-name="ce1">
            <text:p>49915.14</text:p>
          </table:table-cell>
          <table:table-cell office:value-type="string" table:style-name="ce1">
            <text:p>26-Mar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210</text:p>
          </table:table-cell>
          <table:table-cell office:value-type="string" table:style-name="ce1">
            <text:p>Marquita Liquorish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0" table:style-name="ce1">
            <text:p>0</text:p>
          </table:table-cell>
          <table:table-cell office:value-type="float" office:value="44011" table:style-name="ce1">
            <text:p>440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500</text:p>
          </table:table-cell>
          <table:table-cell office:value-type="string" table:style-name="ce1">
            <text:p>Floyd <text:s/>Cowgi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37062.1" table:style-name="ce1">
            <text:p>37062.1</text:p>
          </table:table-cell>
          <table:table-cell office:value-type="float" office:value="44357" table:style-name="ce1">
            <text:p>443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962</text:p>
          </table:table-cell>
          <table:table-cell office:value-type="string" table:style-name="ce1">
            <text:p>Lezlie Philc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0" table:style-name="ce1">
            <text:p>0</text:p>
          </table:table-cell>
          <table:table-cell office:value-type="float" office:value="43504" table:style-name="ce1">
            <text:p>435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0017</text:p>
          </table:table-cell>
          <table:table-cell office:value-type="string" table:style-name="ce1">
            <text:p>Maible Azema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table:style-name="ce1"/>
          <table:table-cell office:value-type="float" office:value="44077" table:style-name="ce1">
            <text:p>440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559</text:p>
          </table:table-cell>
          <table:table-cell office:value-type="string" table:style-name="ce1">
            <text:p>Aldrich <text:s/>Glenn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90884.32" table:style-name="ce1">
            <text:p>90884.32</text:p>
          </table:table-cell>
          <table:table-cell office:value-type="string" table:style-name="ce1">
            <text:p>27-Dec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210</text:p>
          </table:table-cell>
          <table:table-cell office:value-type="string" table:style-name="ce1">
            <text:p>Alyosha Rique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89838.77" table:style-name="ce1">
            <text:p>89838.77</text:p>
          </table:table-cell>
          <table:table-cell office:value-type="float" office:value="43602" table:style-name="ce1">
            <text:p>436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051</text:p>
          </table:table-cell>
          <table:table-cell office:value-type="string" table:style-name="ce1">
            <text:p>Dave Lacost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p 23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321</text:p>
          </table:table-cell>
          <table:table-cell office:value-type="string" table:style-name="ce1">
            <text:p>Gradey Litt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68887.839999999997" table:style-name="ce1">
            <text:p>68887.84</text:p>
          </table:table-cell>
          <table:table-cell office:value-type="float" office:value="43297" table:style-name="ce1">
            <text:p>432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058</text:p>
          </table:table-cell>
          <table:table-cell office:value-type="string" table:style-name="ce1">
            <text:p>Bari Toffa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06775.14" table:style-name="ce1">
            <text:p>106775.14</text:p>
          </table:table-cell>
          <table:table-cell office:value-type="float" office:value="43563" table:style-name="ce1">
            <text:p>435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841</text:p>
          </table:table-cell>
          <table:table-cell office:value-type="string" table:style-name="ce1">
            <text:p>Danica Naysh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89690.38" table:style-name="ce1">
            <text:p>89690.38</text:p>
          </table:table-cell>
          <table:table-cell office:value-type="string" table:style-name="ce1">
            <text:p>23-Apr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4603</text:p>
          </table:table-cell>
          <table:table-cell office:value-type="string" table:style-name="ce1">
            <text:p>Natalee Craik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11229.47" table:style-name="ce1">
            <text:p>111229.47</text:p>
          </table:table-cell>
          <table:table-cell office:value-type="string" table:style-name="ce1">
            <text:p>29-Oct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028</text:p>
          </table:table-cell>
          <table:table-cell office:value-type="string" table:style-name="ce1">
            <text:p>Alicea Pudsa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67633.850000000006" table:style-name="ce1">
            <text:p>67633.85</text:p>
          </table:table-cell>
          <table:table-cell office:value-type="float" office:value="43340" table:style-name="ce1">
            <text:p>433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028</text:p>
          </table:table-cell>
          <table:table-cell office:value-type="string" table:style-name="ce1">
            <text:p>Michale Rolf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111815.49" table:style-name="ce1">
            <text:p>111815.49</text:p>
          </table:table-cell>
          <table:table-cell office:value-type="float" office:value="43895" table:style-name="ce1">
            <text:p>43895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068</text:p>
          </table:table-cell>
          <table:table-cell office:value-type="string" table:style-name="ce1">
            <text:p>Dare Tull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39784.239999999998" table:style-name="ce1">
            <text:p>39784.24</text:p>
          </table:table-cell>
          <table:table-cell office:value-type="string" table:style-name="ce1">
            <text:p>31-Dec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701</text:p>
          </table:table-cell>
          <table:table-cell office:value-type="string" table:style-name="ce1">
            <text:p>Richy Gra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89829.33" table:style-name="ce1">
            <text:p>89829.33</text:p>
          </table:table-cell>
          <table:table-cell office:value-type="float" office:value="43794" table:style-name="ce1">
            <text:p>437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028</text:p>
          </table:table-cell>
          <table:table-cell office:value-type="string" table:style-name="ce1">
            <text:p>Michale Rolf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111815.49" table:style-name="ce1">
            <text:p>111815.49</text:p>
          </table:table-cell>
          <table:table-cell office:value-type="float" office:value="43895" table:style-name="ce1">
            <text:p>43895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101</text:p>
          </table:table-cell>
          <table:table-cell office:value-type="string" table:style-name="ce1">
            <text:p>Marline Wahnck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72843.23" table:style-name="ce1">
            <text:p>72843.23</text:p>
          </table:table-cell>
          <table:table-cell office:value-type="float" office:value="43280" table:style-name="ce1">
            <text:p>432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374</text:p>
          </table:table-cell>
          <table:table-cell office:value-type="string" table:style-name="ce1">
            <text:p>Delphine Jewi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71823.56" table:style-name="ce1">
            <text:p>71823.56</text:p>
          </table:table-cell>
          <table:table-cell office:value-type="string" table:style-name="ce1">
            <text:p>Oct 1, 2018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632</text:p>
          </table:table-cell>
          <table:table-cell office:value-type="string" table:style-name="ce1">
            <text:p>Katya Hund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88511.17" table:style-name="ce1">
            <text:p>88511.17</text:p>
          </table:table-cell>
          <table:table-cell office:value-type="string" table:style-name="ce1">
            <text:p>Apr 29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956</text:p>
          </table:table-cell>
          <table:table-cell office:value-type="string" table:style-name="ce1">
            <text:p><text:s/>Jamesy O'Ferri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36547.58" table:style-name="ce1">
            <text:p>36547.58</text:p>
          </table:table-cell>
          <table:table-cell office:value-type="float" office:value="43416" table:style-name="ce1">
            <text:p>434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140</text:p>
          </table:table-cell>
          <table:table-cell office:value-type="string" table:style-name="ce1">
            <text:p>Fanchon Furn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95954.02" table:style-name="ce1">
            <text:p>95954.02</text:p>
          </table:table-cell>
          <table:table-cell office:value-type="float" office:value="43567" table:style-name="ce1">
            <text:p>43567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626</text:p>
          </table:table-cell>
          <table:table-cell office:value-type="string" table:style-name="ce1">
            <text:p>Easter Pyk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95677.9" table:style-name="ce1">
            <text:p>95677.9</text:p>
          </table:table-cell>
          <table:table-cell office:value-type="string" table:style-name="ce1">
            <text:p>19-Jul-21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610</text:p>
          </table:table-cell>
          <table:table-cell office:value-type="string" table:style-name="ce1">
            <text:p>Gilles Jaque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76303.820000000007" table:style-name="ce1">
            <text:p>76303.82</text:p>
          </table:table-cell>
          <table:table-cell office:value-type="float" office:value="43458" table:style-name="ce1">
            <text:p>434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129</text:p>
          </table:table-cell>
          <table:table-cell office:value-type="string" table:style-name="ce1">
            <text:p>Grazia Bunk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table:style-name="ce1"/>
          <table:table-cell office:value-type="float" office:value="43538" table:style-name="ce1">
            <text:p>435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340</text:p>
          </table:table-cell>
          <table:table-cell office:value-type="string" table:style-name="ce1">
            <text:p>Granny Spencelayh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99460.78" table:style-name="ce1">
            <text:p>99460.78</text:p>
          </table:table-cell>
          <table:table-cell office:value-type="string" table:style-name="ce1">
            <text:p>May 5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698</text:p>
          </table:table-cell>
          <table:table-cell office:value-type="string" table:style-name="ce1">
            <text:p>Barbara-anne Kenchingt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88034.67" table:style-name="ce1">
            <text:p>88034.67</text:p>
          </table:table-cell>
          <table:table-cell office:value-type="float" office:value="43669" table:style-name="ce1">
            <text:p>436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960</text:p>
          </table:table-cell>
          <table:table-cell office:value-type="string" table:style-name="ce1">
            <text:p>Calvin O'Carrol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44447.26" table:style-name="ce1">
            <text:p>44447.26</text:p>
          </table:table-cell>
          <table:table-cell office:value-type="float" office:value="43846" table:style-name="ce1">
            <text:p>43846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998</text:p>
          </table:table-cell>
          <table:table-cell office:value-type="string" table:style-name="ce1">
            <text:p>Layton Crayde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40445.29" table:style-name="ce1">
            <text:p>40445.29</text:p>
          </table:table-cell>
          <table:table-cell office:value-type="float" office:value="44393" table:style-name="ce1">
            <text:p>443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4446</text:p>
          </table:table-cell>
          <table:table-cell office:value-type="string" table:style-name="ce1">
            <text:p>Giffer Berli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92336.08" table:style-name="ce1">
            <text:p>92336.08</text:p>
          </table:table-cell>
          <table:table-cell office:value-type="float" office:value="44431" table:style-name="ce1">
            <text:p>444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283</text:p>
          </table:table-cell>
          <table:table-cell office:value-type="string" table:style-name="ce1">
            <text:p>Barr Faughn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rketing</text:p>
          </table:table-cell>
          <table:table-cell office:value-type="float" office:value="68008.55" table:style-name="ce1">
            <text:p>68008.55</text:p>
          </table:table-cell>
          <table:table-cell office:value-type="float" office:value="44062" table:style-name="ce1">
            <text:p>440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026</text:p>
          </table:table-cell>
          <table:table-cell office:value-type="string" table:style-name="ce1">
            <text:p>Faun Rickeard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74924.649999999994" table:style-name="ce1">
            <text:p>74924.65</text:p>
          </table:table-cell>
          <table:table-cell office:value-type="string" table:style-name="ce1">
            <text:p>12-Feb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667</text:p>
          </table:table-cell>
          <table:table-cell office:value-type="string" table:style-name="ce1">
            <text:p>Lizzie Mullall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table:style-name="ce1"/>
          <table:table-cell office:value-type="string" table:style-name="ce1">
            <text:p>16-Sep-19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912</text:p>
          </table:table-cell>
          <table:table-cell office:value-type="string" table:style-name="ce1">
            <text:p><text:s/>Fred Duden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88689.09" table:style-name="ce1">
            <text:p>88689.09</text:p>
          </table:table-cell>
          <table:table-cell office:value-type="string" table:style-name="ce1">
            <text:p>2-Oct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319</text:p>
          </table:table-cell>
          <table:table-cell office:value-type="string" table:style-name="ce1">
            <text:p>Aluin Churl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96555.53" table:style-name="ce1">
            <text:p>96555.53</text:p>
          </table:table-cell>
          <table:table-cell office:value-type="float" office:value="43489" table:style-name="ce1">
            <text:p>43489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4960</text:p>
          </table:table-cell>
          <table:table-cell office:value-type="string" table:style-name="ce1">
            <text:p>Gilda Riche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71924.850000000006" table:style-name="ce1">
            <text:p>71924.85</text:p>
          </table:table-cell>
          <table:table-cell office:value-type="float" office:value="43822" table:style-name="ce1">
            <text:p>438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829</text:p>
          </table:table-cell>
          <table:table-cell office:value-type="string" table:style-name="ce1">
            <text:p>Mabel Orro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31241.24" table:style-name="ce1">
            <text:p>31241.24</text:p>
          </table:table-cell>
          <table:table-cell office:value-type="float" office:value="43725" table:style-name="ce1">
            <text:p>437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022</text:p>
          </table:table-cell>
          <table:table-cell office:value-type="string" table:style-name="ce1">
            <text:p>Carlin Demk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110042.37" table:style-name="ce1">
            <text:p>110042.37</text:p>
          </table:table-cell>
          <table:table-cell office:value-type="float" office:value="43914" table:style-name="ce1">
            <text:p>439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214</text:p>
          </table:table-cell>
          <table:table-cell office:value-type="string" table:style-name="ce1">
            <text:p>Jo-anne Gobeau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37902.35" table:style-name="ce1">
            <text:p>37902.35</text:p>
          </table:table-cell>
          <table:table-cell office:value-type="string" table:style-name="ce1">
            <text:p>Dec 24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798</text:p>
          </table:table-cell>
          <table:table-cell office:value-type="string" table:style-name="ce1">
            <text:p>Thorvald Millike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33031.26" table:style-name="ce1">
            <text:p>33031.26</text:p>
          </table:table-cell>
          <table:table-cell office:value-type="string" table:style-name="ce1">
            <text:p>3-Jan-19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532</text:p>
          </table:table-cell>
          <table:table-cell office:value-type="string" table:style-name="ce1">
            <text:p>Adey Rya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32496.880000000001" table:style-name="ce1">
            <text:p>32496.88</text:p>
          </table:table-cell>
          <table:table-cell office:value-type="float" office:value="43234" table:style-name="ce1">
            <text:p>432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321</text:p>
          </table:table-cell>
          <table:table-cell office:value-type="string" table:style-name="ce1">
            <text:p>Evanne <text:s/>Shery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81897.789999999994" table:style-name="ce1">
            <text:p>81897.79</text:p>
          </table:table-cell>
          <table:table-cell office:value-type="float" office:value="43146" table:style-name="ce1">
            <text:p>431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116</text:p>
          </table:table-cell>
          <table:table-cell office:value-type="string" table:style-name="ce1">
            <text:p>Syd Fear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108872.77" table:style-name="ce1">
            <text:p>108872.77</text:p>
          </table:table-cell>
          <table:table-cell office:value-type="float" office:value="43521" table:style-name="ce1">
            <text:p>435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638</text:p>
          </table:table-cell>
          <table:table-cell office:value-type="string" table:style-name="ce1">
            <text:p>Cara Haver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89605.13" table:style-name="ce1">
            <text:p>89605.13</text:p>
          </table:table-cell>
          <table:table-cell office:value-type="string" table:style-name="ce1">
            <text:p>7-Jun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704</text:p>
          </table:table-cell>
          <table:table-cell office:value-type="string" table:style-name="ce1">
            <text:p>Egor Minto</text:p>
          </table:table-cell>
          <table:table-cell table:style-name="ce1"/>
          <table:table-cell office:value-type="string" table:style-name="ce1">
            <text:p>Legal</text:p>
          </table:table-cell>
          <table:table-cell office:value-type="float" office:value="63447.07" table:style-name="ce1">
            <text:p>63447.07</text:p>
          </table:table-cell>
          <table:table-cell office:value-type="string" table:style-name="ce1">
            <text:p>Nov 13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552</text:p>
          </table:table-cell>
          <table:table-cell office:value-type="string" table:style-name="ce1">
            <text:p>Theresita Chasm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106665.67" table:style-name="ce1">
            <text:p>106665.67</text:p>
          </table:table-cell>
          <table:table-cell office:value-type="float" office:value="43311" table:style-name="ce1">
            <text:p>433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4665</text:p>
          </table:table-cell>
          <table:table-cell office:value-type="string" table:style-name="ce1">
            <text:p>Collin Jags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100424.23" table:style-name="ce1">
            <text:p>100424.23</text:p>
          </table:table-cell>
          <table:table-cell office:value-type="float" office:value="43801" table:style-name="ce1">
            <text:p>438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0336</text:p>
          </table:table-cell>
          <table:table-cell office:value-type="string" table:style-name="ce1">
            <text:p>Giselbert Newland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47646.95" table:style-name="ce1">
            <text:p>47646.95</text:p>
          </table:table-cell>
          <table:table-cell office:value-type="float" office:value="43791" table:style-name="ce1">
            <text:p>43791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256</text:p>
          </table:table-cell>
          <table:table-cell office:value-type="string" table:style-name="ce1">
            <text:p>Ignacius Los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28481.16" table:style-name="ce1">
            <text:p>28481.16</text:p>
          </table:table-cell>
          <table:table-cell office:value-type="float" office:value="43916" table:style-name="ce1">
            <text:p>439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962</text:p>
          </table:table-cell>
          <table:table-cell office:value-type="string" table:style-name="ce1">
            <text:p>Lezlie Philc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table:style-name="ce1"/>
          <table:table-cell office:value-type="float" office:value="43504" table:style-name="ce1">
            <text:p>435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271</text:p>
          </table:table-cell>
          <table:table-cell office:value-type="string" table:style-name="ce1">
            <text:p>Stan <text:s/>Tollida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39535.49" table:style-name="ce1">
            <text:p>39535.49</text:p>
          </table:table-cell>
          <table:table-cell office:value-type="float" office:value="43397" table:style-name="ce1">
            <text:p>43397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101</text:p>
          </table:table-cell>
          <table:table-cell office:value-type="string" table:style-name="ce1">
            <text:p>Adela Dowset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95017.1" table:style-name="ce1">
            <text:p>95017.1</text:p>
          </table:table-cell>
          <table:table-cell office:value-type="float" office:value="43283" table:style-name="ce1">
            <text:p>432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660</text:p>
          </table:table-cell>
          <table:table-cell office:value-type="string" table:style-name="ce1">
            <text:p>Thedrick Bothwe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69764.100000000006" table:style-name="ce1">
            <text:p>69764.1</text:p>
          </table:table-cell>
          <table:table-cell office:value-type="float" office:value="44195" table:style-name="ce1">
            <text:p>441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0596</text:p>
          </table:table-cell>
          <table:table-cell office:value-type="string" table:style-name="ce1">
            <text:p>Letisha Carre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84598.88" table:style-name="ce1">
            <text:p>84598.88</text:p>
          </table:table-cell>
          <table:table-cell office:value-type="string" table:style-name="ce1">
            <text:p>12-Oct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552</text:p>
          </table:table-cell>
          <table:table-cell office:value-type="string" table:style-name="ce1">
            <text:p>Karyn Creegha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36536.26" table:style-name="ce1">
            <text:p>36536.26</text:p>
          </table:table-cell>
          <table:table-cell office:value-type="string" table:style-name="ce1">
            <text:p>Jun 11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083</text:p>
          </table:table-cell>
          <table:table-cell office:value-type="string" table:style-name="ce1">
            <text:p>Tammi Lackham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61688.77" table:style-name="ce1">
            <text:p>61688.77</text:p>
          </table:table-cell>
          <table:table-cell office:value-type="string" table:style-name="ce1">
            <text:p>3-Sep-18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389</text:p>
          </table:table-cell>
          <table:table-cell office:value-type="string" table:style-name="ce1">
            <text:p>Shantee <text:s/>D'Antoni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table:style-name="ce1"/>
          <table:table-cell office:value-type="string" table:style-name="ce1">
            <text:p>21-Dec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643</text:p>
          </table:table-cell>
          <table:table-cell office:value-type="string" table:style-name="ce1">
            <text:p>Niko MacGil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ngineering</text:p>
          </table:table-cell>
          <table:table-cell office:value-type="float" office:value="88425.08" table:style-name="ce1">
            <text:p>88425.08</text:p>
          </table:table-cell>
          <table:table-cell office:value-type="string" table:style-name="ce1">
            <text:p>Jul 16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914</text:p>
          </table:table-cell>
          <table:table-cell office:value-type="string" table:style-name="ce1">
            <text:p>Ansley Goun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38438.239999999998" table:style-name="ce1">
            <text:p>38438.24</text:p>
          </table:table-cell>
          <table:table-cell office:value-type="string" table:style-name="ce1">
            <text:p>May 11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674</text:p>
          </table:table-cell>
          <table:table-cell office:value-type="string" table:style-name="ce1">
            <text:p>Antonetta <text:s/>Coggesha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96753.78" table:style-name="ce1">
            <text:p>96753.78</text:p>
          </table:table-cell>
          <table:table-cell office:value-type="float" office:value="44494" table:style-name="ce1">
            <text:p>444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893</text:p>
          </table:table-cell>
          <table:table-cell office:value-type="string" table:style-name="ce1">
            <text:p>Lindy Guille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112778.28" table:style-name="ce1">
            <text:p>112778.28</text:p>
          </table:table-cell>
          <table:table-cell office:value-type="float" office:value="43250" table:style-name="ce1">
            <text:p>432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727</text:p>
          </table:table-cell>
          <table:table-cell office:value-type="string" table:style-name="ce1">
            <text:p>Wald Bountif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28974.03" table:style-name="ce1">
            <text:p>28974.03</text:p>
          </table:table-cell>
          <table:table-cell office:value-type="string" table:style-name="ce1">
            <text:p>25-Sep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323</text:p>
          </table:table-cell>
          <table:table-cell office:value-type="string" table:style-name="ce1">
            <text:p>Lissy McCo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86233.83" table:style-name="ce1">
            <text:p>86233.83</text:p>
          </table:table-cell>
          <table:table-cell office:value-type="string" table:style-name="ce1">
            <text:p>29-Aug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350</text:p>
          </table:table-cell>
          <table:table-cell office:value-type="string" table:style-name="ce1">
            <text:p>Felice McMurt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66865.490000000005" table:style-name="ce1">
            <text:p>66865.49</text:p>
          </table:table-cell>
          <table:table-cell office:value-type="string" table:style-name="ce1">
            <text:p>18-Feb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886</text:p>
          </table:table-cell>
          <table:table-cell office:value-type="string" table:style-name="ce1">
            <text:p>Edd <text:s/>MacKnockit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119022.49" table:style-name="ce1">
            <text:p>119022.49</text:p>
          </table:table-cell>
          <table:table-cell office:value-type="float" office:value="44431" table:style-name="ce1">
            <text:p>444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746</text:p>
          </table:table-cell>
          <table:table-cell office:value-type="string" table:style-name="ce1">
            <text:p>Hogan Il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114177.23" table:style-name="ce1">
            <text:p>114177.23</text:p>
          </table:table-cell>
          <table:table-cell office:value-type="string" table:style-name="ce1">
            <text:p>18-Mar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387</text:p>
          </table:table-cell>
          <table:table-cell office:value-type="string" table:style-name="ce1">
            <text:p>Robinia Schollin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100731.95" table:style-name="ce1">
            <text:p>100731.95</text:p>
          </table:table-cell>
          <table:table-cell office:value-type="string" table:style-name="ce1">
            <text:p>Apr 15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105</text:p>
          </table:table-cell>
          <table:table-cell office:value-type="string" table:style-name="ce1">
            <text:p>Melisa Kn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86010.54" table:style-name="ce1">
            <text:p>86010.54</text:p>
          </table:table-cell>
          <table:table-cell office:value-type="float" office:value="43164" table:style-name="ce1">
            <text:p>431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424</text:p>
          </table:table-cell>
          <table:table-cell office:value-type="string" table:style-name="ce1">
            <text:p>Novelia Pyff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52270.22" table:style-name="ce1">
            <text:p>52270.22</text:p>
          </table:table-cell>
          <table:table-cell office:value-type="float" office:value="43521" table:style-name="ce1">
            <text:p>43521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703</text:p>
          </table:table-cell>
          <table:table-cell office:value-type="string" table:style-name="ce1">
            <text:p>Abigael Basir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61624.77" table:style-name="ce1">
            <text:p>61624.77</text:p>
          </table:table-cell>
          <table:table-cell office:value-type="float" office:value="43430" table:style-name="ce1">
            <text:p>43430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703</text:p>
          </table:table-cell>
          <table:table-cell office:value-type="string" table:style-name="ce1">
            <text:p>North Bertomeu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rketing</text:p>
          </table:table-cell>
          <table:table-cell office:value-type="float" office:value="104903.79" table:style-name="ce1">
            <text:p>104903.79</text:p>
          </table:table-cell>
          <table:table-cell office:value-type="string" table:style-name="ce1">
            <text:p>3-Jul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024</text:p>
          </table:table-cell>
          <table:table-cell office:value-type="string" table:style-name="ce1">
            <text:p>Inge Cre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69057.320000000007" table:style-name="ce1">
            <text:p>69057.32</text:p>
          </table:table-cell>
          <table:table-cell office:value-type="float" office:value="43390" table:style-name="ce1">
            <text:p>433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735</text:p>
          </table:table-cell>
          <table:table-cell office:value-type="string" table:style-name="ce1">
            <text:p>Caresa Christ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59258.19" table:style-name="ce1">
            <text:p>59258.19</text:p>
          </table:table-cell>
          <table:table-cell office:value-type="float" office:value="43452" table:style-name="ce1">
            <text:p>43452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373</text:p>
          </table:table-cell>
          <table:table-cell office:value-type="string" table:style-name="ce1">
            <text:p>Edi <text:s/>Hoft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search and Development</text:p>
          </table:table-cell>
          <table:table-cell office:value-type="float" office:value="28160.79" table:style-name="ce1">
            <text:p>28160.79</text:p>
          </table:table-cell>
          <table:table-cell office:value-type="string" table:style-name="ce1">
            <text:p>29-Jan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733</text:p>
          </table:table-cell>
          <table:table-cell office:value-type="string" table:style-name="ce1">
            <text:p>Revkah Antonacci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ULL</text:p>
          </table:table-cell>
          <table:table-cell office:value-type="float" office:value="109143.17" table:style-name="ce1">
            <text:p>109143.17</text:p>
          </table:table-cell>
          <table:table-cell office:value-type="string" table:style-name="ce1">
            <text:p>24-Apr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467</text:p>
          </table:table-cell>
          <table:table-cell office:value-type="string" table:style-name="ce1">
            <text:p>Carolyn Attack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rketing</text:p>
          </table:table-cell>
          <table:table-cell office:value-type="float" office:value="70755.5" table:style-name="ce1">
            <text:p>70755.5</text:p>
          </table:table-cell>
          <table:table-cell office:value-type="string" table:style-name="ce1">
            <text:p>16-Sep-20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537</text:p>
          </table:table-cell>
          <table:table-cell office:value-type="string" table:style-name="ce1">
            <text:p>Renaldo Thomassi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73360.38" table:style-name="ce1">
            <text:p>73360.38</text:p>
          </table:table-cell>
          <table:table-cell office:value-type="float" office:value="43972" table:style-name="ce1">
            <text:p>439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610</text:p>
          </table:table-cell>
          <table:table-cell office:value-type="string" table:style-name="ce1">
            <text:p>Gilles Jaque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76303.820000000007" table:style-name="ce1">
            <text:p>76303.82</text:p>
          </table:table-cell>
          <table:table-cell office:value-type="float" office:value="43458" table:style-name="ce1">
            <text:p>434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016</text:p>
          </table:table-cell>
          <table:table-cell office:value-type="string" table:style-name="ce1">
            <text:p>Iris <text:s/>Wag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ULL</text:p>
          </table:table-cell>
          <table:table-cell office:value-type="float" office:value="58861.19" table:style-name="ce1">
            <text:p>58861.19</text:p>
          </table:table-cell>
          <table:table-cell office:value-type="string" table:style-name="ce1">
            <text:p>8-Jul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415</text:p>
          </table:table-cell>
          <table:table-cell office:value-type="string" table:style-name="ce1">
            <text:p>Malory Bil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58744.17" table:style-name="ce1">
            <text:p>58744.17</text:p>
          </table:table-cell>
          <table:table-cell office:value-type="string" table:style-name="ce1">
            <text:p>12-Mar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067</text:p>
          </table:table-cell>
          <table:table-cell office:value-type="string" table:style-name="ce1">
            <text:p>Lea Chapli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73488.679999999993" table:style-name="ce1">
            <text:p>73488.68</text:p>
          </table:table-cell>
          <table:table-cell office:value-type="string" table:style-name="ce1">
            <text:p>15-Apr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175</text:p>
          </table:table-cell>
          <table:table-cell office:value-type="string" table:style-name="ce1">
            <text:p>Hinda Label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92704.48" table:style-name="ce1">
            <text:p>92704.48</text:p>
          </table:table-cell>
          <table:table-cell office:value-type="string" table:style-name="ce1">
            <text:p>26-Nov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0687</text:p>
          </table:table-cell>
          <table:table-cell office:value-type="string" table:style-name="ce1">
            <text:p>Adrianne Gav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78443.78" table:style-name="ce1">
            <text:p>78443.78</text:p>
          </table:table-cell>
          <table:table-cell office:value-type="string" table:style-name="ce1">
            <text:p>May 14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269</text:p>
          </table:table-cell>
          <table:table-cell office:value-type="string" table:style-name="ce1">
            <text:p>Eleonore Airdri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ngineering</text:p>
          </table:table-cell>
          <table:table-cell office:value-type="float" office:value="97105.19" table:style-name="ce1">
            <text:p>97105.19</text:p>
          </table:table-cell>
          <table:table-cell office:value-type="float" office:value="44425" table:style-name="ce1">
            <text:p>444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579</text:p>
          </table:table-cell>
          <table:table-cell office:value-type="string" table:style-name="ce1">
            <text:p>Rafaelita Blaksland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109163.39" table:style-name="ce1">
            <text:p>109163.39</text:p>
          </table:table-cell>
          <table:table-cell office:value-type="float" office:value="44019" table:style-name="ce1">
            <text:p>44019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097</text:p>
          </table:table-cell>
          <table:table-cell office:value-type="string" table:style-name="ce1">
            <text:p>Bendite <text:s/>Bloa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31816.57" table:style-name="ce1">
            <text:p>31816.57</text:p>
          </table:table-cell>
          <table:table-cell office:value-type="string" table:style-name="ce1">
            <text:p>1-Feb-19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174</text:p>
          </table:table-cell>
          <table:table-cell office:value-type="string" table:style-name="ce1">
            <text:p>Sidoney Yitzhok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ULL</text:p>
          </table:table-cell>
          <table:table-cell office:value-type="float" office:value="118442.54" table:style-name="ce1">
            <text:p>118442.54</text:p>
          </table:table-cell>
          <table:table-cell office:value-type="float" office:value="44193" table:style-name="ce1">
            <text:p>441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957</text:p>
          </table:table-cell>
          <table:table-cell office:value-type="string" table:style-name="ce1">
            <text:p>Vaughn Carvil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84745.93" table:style-name="ce1">
            <text:p>84745.93</text:p>
          </table:table-cell>
          <table:table-cell office:value-type="string" table:style-name="ce1">
            <text:p>30-Aug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number-rows-repeated="1048379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epartment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Sal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iness Development</text:p>
          </table:table-cell>
          <table:table-cell office:value-type="string" table:style-name="ce1">
            <text:p>Female</text:p>
          </table:table-cell>
          <table:table-cell office:value-type="float" office:value="88360.79" table:style-name="ce1">
            <text:p>88360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gineering</text:p>
          </table:table-cell>
          <table:table-cell office:value-type="string" table:style-name="ce1">
            <text:p>Female</text:p>
          </table:table-cell>
          <table:table-cell office:value-type="float" office:value="118976.16" table:style-name="ce1">
            <text:p>118976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vices</text:p>
          </table:table-cell>
          <table:table-cell office:value-type="string" table:style-name="ce1">
            <text:p>Female</text:p>
          </table:table-cell>
          <table:table-cell office:value-type="float" office:value="85879.23" table:style-name="ce1">
            <text:p>85879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ining</text:p>
          </table:table-cell>
          <table:table-cell office:value-type="string" table:style-name="ce1">
            <text:p>Female</text:p>
          </table:table-cell>
          <table:table-cell office:value-type="float" office:value="93128.34" table:style-name="ce1">
            <text:p>93128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ining</text:p>
          </table:table-cell>
          <table:table-cell office:value-type="string" table:style-name="ce1">
            <text:p>Female</text:p>
          </table:table-cell>
          <table:table-cell office:value-type="float" office:value="57002.02" table:style-name="ce1">
            <text:p>57002.02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44271in" svg:y="0.16528in" svg:width="4.94167in" svg:height="2.93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15</meta:generator>
    <dc:title/>
    <dc:description/>
    <dc:subject/>
    <meta:initial-creator>shanmathi baskaran</meta:initial-creator>
    <dc:creator>X</dc:creator>
    <meta:creation-date>2022-07-14T09:17:22Z</meta:creation-date>
    <dc:date>2024-08-30T15:23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75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1.5pt" svg:width="355.8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2.$A$2:.$B$6"/>
          </chart:axis>
          <chart:axis chart:dimension="y" chart:name="primary-y" chart:style-name="Axs1"/>
          <chart:series chart:label-cell-address="Sheet2.$C$1" chart:values-cell-range-address="Sheet2.$C$2:.$C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